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2b2 Uploader – Miscellaneous Points.</text:h>
      <text:p text:style-name="Text_20_body">These are Jeff's hurried comments on the first iteration of the Uploader. </text:p>
      <text:p text:style-name="Text_20_body">For the non-techies, the first four sections are techie to say the least. Usability starts at section 5</text:p>
      <text:h text:style-name="Heading_20_2" text:outline-level="2">Hibernate? Spring?</text:h>
      <text:p text:style-name="Text_20_body">Currently we are managing SQL / JDBC directly. It is possible this might be better using Hibernate or Spring as an interface. But needs thinking through; some investigation of Onyx (which uses Spring) might be appropriate – I believe they manage creation of SQL artefacts using Java code, though I'm not sure of the details. If we can use a similar strategy at some point, then points (2) and (3) would almost disappear of their own accord</text:p>
      <text:h text:style-name="Heading_20_2" text:outline-level="2">Transaction Boundaries.</text:h>
      <text:p text:style-name="Text_20_body">Currently all SQL commands are executed under an implied transaction: that means each individual command is executed within its own transaction boundary. As most relational systems ensure that the transaction log is written to disk before beginning a transaction commit, the chances are this is wasting a huge amount of time waiting for the physical I/O on the log file. And indeed the creation of the relational artefacts (tables, procedures etc) and the processing of the spreadsheet take quite a time. The overall process for an example spreadsheet (203 rows and 18 columns) takes some 6 minutes on my laptop.</text:p>
      <text:p text:style-name="Text_20_body">The alternatives are to put in some explicit transactional boundaries, or maybe to execute in batch mode. Worth some experimentation. Iteration 2?</text:p>
      <text:h text:style-name="Heading_20_2" text:outline-level="2">JDBC Connection.</text:h>
      <text:p text:style-name="Text_20_body">The JDBC connection is currently defined as static. </text:p>
      <text:p text:style-name="Text_20_body">I'm certain this is undesirable. My understanding from long experience is that a connection is not re-entrant. In a multi-user system each user needs to have their own exclusive use of a connection. I may be out of date here: it is possible that each connection is now enqueued upon once opened, but this means each user would wait until the one connection was free. In any case the programming as it now stands would not be friendly.</text:p>
      <text:p text:style-name="Text_20_body">Normally, a connection is retrieved from a connection pool (managed by Spring, for instance) and returned to the pool for re-use after a connection is closed.</text:p>
      <text:p text:style-name="Text_20_body">Requires investigation, but at least the connection should not be static. It means we would use one connection per web server. But we have to be careful to release non-static connections at the end of their use, otherwise the connection pool would run out of instances.</text:p>
      <text:h text:style-name="Heading_20_2" text:outline-level="2">SQL Artefacts: Tables and Procedures.</text:h>
      <text:p text:style-name="Text_20_body">Currently the commands for these are either held in a file zipped within the jar (schemas and tables) or actually held as literals within the code (stored procedures). Both of these are short term measures undertaken for expediency (speed of development). Ideally they should be held in files external to the jar. Otherwise, as soon as the i2b2 system has a change affecting some relational artefact, then the Uploader programme will need to be taken into development to change what maybe a minor definition. If they are held in suitable files external to the Uploader jar, then a simple transfer from the newest i2b2 version release might be managed without the development rigmarole.</text:p>
      <text:p text:style-name="Text_20_body"><text:soft-page-break/>Needs thinking through, even if it means developing some code (may be a shell script) to produce a suitable deployment of the web service. Taking the Uploader into development at every change could be a real pain.</text:p>
      <text:h text:style-name="Heading_20_2" text:outline-level="2">Spreadsheet Format: Metadata</text:h>
      <text:p text:style-name="Text_20_body">I've made some basic assumptions of spreadsheet organization. It seems to work, but this whole area looks like the opening of a much more complicated set of problems once you get beyond a simple spreadsheet. A bit of a Pandora's box. Well worth doing if scientists do indeed keep a lot of their data in spreadsheets, but maybe a whole future raft of development issues, as we encounter different ways of organizing spreadsheets! </text:p>
      <text:p text:style-name="Text_20_body"><text:span text:style-name="T3">Currently</text:span> the main spreadsheet that the Uploader is expecting is mandated as having the first three rows as meta data.</text:p>
      <text:list xml:id="list13067972421" text:style-name="L1">
        <text:list-item>
          <text:p text:style-name="P1">Column headings </text:p>
        </text:list-item>
        <text:list-item>
          <text:p text:style-name="P1">i2b2 Tool tips</text:p>
        </text:list-item>
        <text:list-item>
          <text:p text:style-name="P1">i2b2 ontology codes</text:p>
        </text:list-item>
      </text:list>
      <text:p text:style-name="Text_20_body">In my naïve way I assume all users of spreadsheets have the first row as column headings (ideally without spaces). </text:p>
      <text:p text:style-name="Text_20_body">The second column is for tooltips to be shown within the i2b2 client – that is, within the ontology tree displayed in the web client and the workbench. </text:p>
      <text:p text:style-name="Text_20_body">The third column contains the i2b2 ontology codes. <text:span text:style-name="T1">These are vitally important. </text:span></text:p>
      <text:p text:style-name="Text_20_body">None of the above are set in concrete. That's worth re-reading! </text:p>
      <text:p text:style-name="Text_20_body">There could be just one row, which could be the column headings (far less work for the user). We could then assume the tool tips and the ontology codes are the same as the column headings. Or we could have both ways of doing this and leave the Uploader to decide which one happens to be relevant. Moreover there is no absolute need for the meta data to be held as rows. The <text:s/>meta data could just as easily be held within another separate sheet.</text:p>
      <text:p text:style-name="Text_20_body">The i2b2 ontology codes row has currently a special format:</text:p>
      <text:p text:style-name="Text_20_body">ontology-code[units] </text:p>
      <text:p text:style-name="Text_20_body">The square brackets and the units are entirely conventional. Examples:</text:p>
      <text:list xml:id="list1227170531" text:style-name="L2">
        <text:list-item>
          <text:p text:style-name="P2">Column Weight might have the ontology value: weight[kilos]</text:p>
        </text:list-item>
        <text:list-item>
          <text:p text:style-name="P2">Column Age might have the ontology value: age[]</text:p>
        </text:list-item>
        <text:list-item>
          <text:p text:style-name="P2">Column Gender might have the ontology value: sex</text:p>
        </text:list-item>
      </text:list>
      <text:p text:style-name="Text_20_body">The square brackets are really there to indicate that the value within the given column is to be accepted as a numeric value. Where there are no brackets (eg: sex above) the Uploader programme reads the actual column values and decides a discrete range of available values (eg: M and F and perhaps Unknown). Where there are empty brackets, the unit is implied, so it would be up to the user to read meaning into the value, which might be - for age for example - months or years or even days. Where there is a unit value given, that is the intended explicit measure (eg: kilos).</text:p>
      <text:h text:style-name="Heading_20_2" text:outline-level="2">Date values.</text:h>
      <text:p text:style-name="Text_20_body">Some values may be dates. For example, the column may pertain to <text:s/>a patient's first myocardial infarction. At present we are accepting only one date format. (Jeff aside: I am not looking forward to accommodating multiple date formats, but it's a must-do eventually). <text:s/>Any date is assumed to be <text:soft-page-break/>the observation fact's start date; ie: in the above example, the date of first heart attack. </text:p>
      <text:p text:style-name="Text_20_body">By omission there are other things to say about observation start dates (See section 8).</text:p>
      <text:h text:style-name="Heading_20_2" text:outline-level="2">Spreadsheet Format: Mappings.</text:h>
      <text:p text:style-name="Text_20_body">Some values may need to be mapped to more meaningful terms. For example, column 'Death' might have a range of two values: 0 and 1. It would be reasonable that such values might be mapped to 'alive' or 'dead', or vice versa. Such mappings – if they are required – can be accommodated by a second sheet within the same file. This currently has to <text:s/>have a special defined format of its own (I won't go into details here). The mapping data must be provided by the user.</text:p>
      <text:h text:style-name="Heading_20_2" text:outline-level="2">Relevances within i2b2.</text:h>
      <text:list xml:id="list1305091312" text:style-name="L3">
        <text:list-item>
          <text:p text:style-name="P3">Every observation requires a start date. It's mandatory. I've assumed the start date to be the date of processing the spreadsheet <text:span text:style-name="T2">unless</text:span> the value of the column is itself a date. This assumption is probably inadequate in the medium/long term. Just as an example one spreadsheet has a column named AGE_1950, which I assume is age in 1950. Even so, I believe the result is understandable, although it is a limitiation.</text:p>
        </text:list-item>
        <text:list-item>
          <text:p text:style-name="P3">Some columns are really the same fact type (ie: should be the same ontology-code) but with different observation start dates. For example, the spreadsheet I'm working with has two columns WT_1950 and WT_1962, which I assume is weight in 1950 and weight in 1962. Again, the result is still understandable, but not ideal.</text:p>
        </text:list-item>
        <text:list-item>
          <text:p text:style-name="P3">i2b2 accommodates dimensions such as Provider and Visit, which <text:span text:style-name="T2">may</text:span> be relevant to an observation. Nothing has been done to use these. The example spreadsheet has a column MD_1950 (presumably the medical doctor in 1950?) where as it happens all the values are numeric. As an aside, it also has MD_1962. Perhaps we might consider accommodating Provider and Visit dimensions much farther down the road (release 10?)</text:p>
        </text:list-item>
        <text:list-item>
          <text:p text:style-name="P3">I've assumed that each column is a discrete observation (ie: two spreadsheet columns are not related). But it is pretty easy to see <text:s/>how one column could be a start date to an observation where the value of the observation is in another column.</text:p>
        </text:list-item>
      </text:list>
      <text:h text:style-name="Heading_20_2" text:outline-level="2">ODF vs MS</text:h>
      <text:p text:style-name="Text_20_body">At the moment I haven't accommodated ODF. Iteration 2 provided the api for ODF is reasonably stable.</text:p>
      <text:h text:style-name="Heading_20_2" text:outline-level="2" text:is-list-header="true"><text: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1-08T15:05:56</meta:creation-date>
    <dc:date>2015-01-09T09:54:23</dc:date>
    <dc:creator>Jeff Lusted</dc:creator>
    <meta:editing-duration>PT3H7M39S</meta:editing-duration>
    <meta:editing-cycles>35</meta:editing-cycles>
    <meta:generator>LibreOffice/3.5$Linux_X86_64 LibreOffice_project/350m1$Build-2</meta:generator>
    <meta:document-statistic meta:table-count="0" meta:image-count="0" meta:object-count="0" meta:page-count="3" meta:paragraph-count="47" meta:word-count="1415" meta:character-count="8206" meta:non-whitespace-character-count="6840"/>
  </office:meta>
</office:document-meta>
</file>